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D141DD94E36EB0FC.jpg" manifest:media-type="image/jpeg"/>
  <manifest:file-entry manifest:full-path="Pictures/10000000000001F4000001F41EB0F477E6A86750.jpg" manifest:media-type="image/jpeg"/>
  <manifest:file-entry manifest:full-path="Pictures/10000000000001F4000001F4E6215CE89132A6DC.jpg" manifest:media-type="image/jpeg"/>
  <manifest:file-entry manifest:full-path="Pictures/10000000000001F4000001F467CD2D2EF3E28D41.jpg" manifest:media-type="image/jpeg"/>
  <manifest:file-entry manifest:full-path="Pictures/10000000000001F4000001F4F1F080ACF83200A8.jpg" manifest:media-type="image/jpeg"/>
  <manifest:file-entry manifest:full-path="Pictures/10000000000001F4000001F415C22CF5851CCBB9.jpg" manifest:media-type="image/jpeg"/>
  <manifest:file-entry manifest:full-path="Pictures/10000000000001F4000001F48AD3C4C80E0F1DAC.jpg" manifest:media-type="image/jpeg"/>
  <manifest:file-entry manifest:full-path="Pictures/10000000000001F4000001F429DF09520AAC2265.jpg" manifest:media-type="image/jpeg"/>
  <manifest:file-entry manifest:full-path="Pictures/10000000000001F4000001F41E418F0F28D0E1AF.jpg" manifest:media-type="image/jpeg"/>
  <manifest:file-entry manifest:full-path="Pictures/10000000000001F4000001F4CF247E5D50327E65.jpg" manifest:media-type="image/jpeg"/>
  <manifest:file-entry manifest:full-path="Pictures/10000000000001F4000001F433B53E30A2C549E7.jpg" manifest:media-type="image/jpeg"/>
  <manifest:file-entry manifest:full-path="Pictures/10000000000001F4000001F450AAD2C153761407.jpg" manifest:media-type="image/jpeg"/>
  <manifest:file-entry manifest:full-path="Pictures/10000000000001F4000001F4E0F03525A7C68DB9.jpg" manifest:media-type="image/jpeg"/>
  <manifest:file-entry manifest:full-path="Pictures/10000000000001F4000001F45D6DDE7DD77578CA.jpg" manifest:media-type="image/jpeg"/>
  <manifest:file-entry manifest:full-path="Pictures/10000000000001F4000001F4887409EFD66B4874.jpg" manifest:media-type="image/jpeg"/>
  <manifest:file-entry manifest:full-path="Pictures/10000000000001F4000001F430FBEF1A4D1204CB.jpg" manifest:media-type="image/jpeg"/>
  <manifest:file-entry manifest:full-path="Pictures/10000000000001F4000001F457317BDCDEB9FD51.jpg" manifest:media-type="image/jpeg"/>
  <manifest:file-entry manifest:full-path="Pictures/10000000000001F4000001F4C9A791960CBB42EC.jpg" manifest:media-type="image/jpeg"/>
  <manifest:file-entry manifest:full-path="Pictures/10000000000001F4000001F4A309946B50341A85.jpg" manifest:media-type="image/jpeg"/>
  <manifest:file-entry manifest:full-path="Pictures/10000000000001F4000001F43E465F3F0EF68C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1.93cm" svg:y="2.794cm">
          <draw:image xlink:href="Pictures/10000000000001F4000001F4C9A791960CBB42EC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093cm" svg:y="2.8cm">
          <draw:image xlink:href="Pictures/10000000000001F4000001F415C22CF5851CCBB9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013cm" svg:y="2.8cm">
          <draw:image xlink:href="Pictures/10000000000001F4000001F430FBEF1A4D1204CB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173cm" svg:y="2.8cm">
          <draw:image xlink:href="Pictures/10000000000001F4000001F48AD3C4C80E0F1DA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8.204cm">
          <draw:image xlink:href="Pictures/10000000000001F4000001F429DF09520AAC226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8.204cm">
          <draw:image xlink:href="Pictures/10000000000001F4000001F41E418F0F28D0E1A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8.204cm">
          <draw:image xlink:href="Pictures/10000000000001F4000001F4CF247E5D50327E6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8.204cm">
          <draw:image xlink:href="Pictures/10000000000001F4000001F4887409EFD66B487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3.589cm">
          <draw:image xlink:href="Pictures/10000000000001F4000001F457317BDCDEB9FD5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3.589cm">
          <draw:image xlink:href="Pictures/10000000000001F4000001F4A309946B50341A8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3.589cm">
          <draw:image xlink:href="Pictures/10000000000001F4000001F43E465F3F0EF68CD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3.589cm">
          <draw:image xlink:href="Pictures/10000000000001F4000001F45D6DDE7DD77578CA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8.999cm">
          <draw:image xlink:href="Pictures/10000000000001F4000001F4E0F03525A7C68DB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8.999cm">
          <draw:image xlink:href="Pictures/10000000000001F4000001F467CD2D2EF3E28D4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8.999cm">
          <draw:image xlink:href="Pictures/10000000000001F4000001F4E6215CE89132A6D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8.999cm">
          <draw:image xlink:href="Pictures/10000000000001F4000001F4D141DD94E36EB0FC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24.384cm">
          <draw:image xlink:href="Pictures/10000000000001F4000001F450AAD2C15376140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24.384cm">
          <draw:image xlink:href="Pictures/10000000000001F4000001F4F1F080ACF83200A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24.384cm">
          <draw:image xlink:href="Pictures/10000000000001F4000001F41EB0F477E6A8675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24.384cm">
          <draw:image xlink:href="Pictures/10000000000001F4000001F433B53E30A2C549E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11T19:44:23.930874513</dc:date>
    <meta:editing-duration>PT13H16M9S</meta:editing-duration>
    <meta:editing-cycles>17</meta:editing-cycles>
    <meta:generator>LibreOffice/6.4.7.2$Linux_X86_64 LibreOffice_project/40$Build-2</meta:generator>
    <meta:print-date>2025-02-11T19:33:49.109108369</meta:print-date>
    <meta:document-statistic meta:object-count="20"/>
  </office:meta>
</office:document-meta>
</file>